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, Menlo, Monaco, Consolas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12db" officeooo:paragraph-rsid="000212db"/>
    </style:style>
    <style:style style:name="P2" style:family="paragraph" style:parent-style-name="Standard">
      <style:text-properties fo:font-weight="bold" officeooo:rsid="000212db" officeooo:paragraph-rsid="000212db" style:font-weight-asian="bold" style:font-weight-complex="bold"/>
    </style:style>
    <style:style style:name="P3" style:family="paragraph" style:parent-style-name="Standard">
      <style:text-properties officeooo:rsid="0003c391" officeooo:paragraph-rsid="0003c391"/>
    </style:style>
    <style:style style:name="P4" style:family="paragraph" style:parent-style-name="Standard">
      <style:text-properties fo:font-size="10pt" officeooo:rsid="0003c391" officeooo:paragraph-rsid="0003c391" style:font-size-asian="10pt" style:font-size-complex="10pt"/>
    </style:style>
    <style:style style:name="P5" style:family="paragraph" style:parent-style-name="Standard">
      <style:text-properties fo:font-size="10pt" officeooo:rsid="000212db" officeooo:paragraph-rsid="000212db" style:font-size-asian="10pt" style:font-size-complex="10pt"/>
    </style:style>
    <style:style style:name="P6" style:family="paragraph" style:parent-style-name="Standard">
      <style:text-properties fo:font-size="10pt" officeooo:rsid="000437a8" officeooo:paragraph-rsid="000437a8" style:font-size-asian="10pt" style:font-size-complex="10pt"/>
    </style:style>
    <style:style style:name="T1" style:family="text">
      <style:text-properties fo:color="#800000"/>
    </style:style>
    <style:style style:name="T2" style:family="text">
      <style:text-properties fo:color="#ff3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ase 75</text:p>
      <text:p text:style-name="P1"/>
      <text:p text:style-name="P3">Componente <text:a xlink:type="simple" xlink:href="https://ionicframework.com/docs/components/#fabs">https://ionicframework.com/docs/components/#fabs</text:a></text:p>
      <text:p text:style-name="P4"/>
      <text:p text:style-name="P5"><text:s/>&lt;ion-fab top right edge&gt; <text:span text:style-name="T2">//coordenada donde quiero ponerlo</text:span></text:p>
      <text:p text:style-name="P5"><text:s text:c="4"/>&lt;button ion-fab mini&gt; <text:span text:style-name="T2">//este es el boton</text:span></text:p>
      <text:p text:style-name="P5"><text:tab/><text:tab/>&lt;ion-icon name="add"&gt;&lt;/ion-icon&gt; <text:s/><text:span text:style-name="T2">//icono que representa el boton</text:span></text:p>
      <text:p text:style-name="P5"><text:s text:c="4"/>&lt;/button&gt; </text:p>
      <text:p text:style-name="P5"><text:s text:c="3"/></text:p>
      <text:p text:style-name="P5"><text:s text:c="2"/>&lt;/ion-fab&gt;</text:p>
      <text:p text:style-name="P5"/>
      <text:p text:style-name="P5"/>
      <text:p text:style-name="P6">CARDS <text:a xlink:type="simple" xlink:href="https://ionicframework.com/docs/components/#cards">https://ionicframework.com/docs/components/#cards</text:a>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, Menlo, Monaco, Consolas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4:41:52.528191214</meta:creation-date>
    <meta:generator>LibreOffice/4.2.8.2$Linux_X86_64 LibreOffice_project/420m0$Build-2</meta:generator>
    <meta:editing-duration>PT21M35S</meta:editing-duration>
    <meta:editing-cycles>3</meta:editing-cycles>
    <dc:date>2017-09-13T15:06:39.984265334</dc:date>
    <meta:document-statistic meta:table-count="0" meta:image-count="0" meta:object-count="0" meta:page-count="1" meta:paragraph-count="9" meta:word-count="30" meta:character-count="324" meta:non-whitespace-character-count="281"/>
  </office:meta>
</office:document-meta>
</file>